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600000043CBD1DEAD.png" manifest:media-type="image/png"/>
  <manifest:file-entry manifest:full-path="Pictures/10000001000000B600000043D4F8F5C3.png" manifest:media-type="image/png"/>
  <manifest:file-entry manifest:full-path="Pictures/10000001000000BC0000006ACD7B86FA.png" manifest:media-type="image/png"/>
  <manifest:file-entry manifest:full-path="Pictures/100000010000009500000040D3D9D3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1cm, 0.5cm, 0cm, -0.185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72cm, 0cm)" draw:image-opacity="100%" style:mirror="none" loext:decorative="false"/>
    </style:style>
    <style:style style:name="gr4" style:family="graphic" style:parent-style-name="objectwithoutfill">
      <style:graphic-properties draw:marker-end="Pontas_20_das_20_seta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loext:opacity="100%" fo:font-size="16pt" style:font-size-asian="16pt" style:font-size-complex="16pt"/>
    </style:style>
    <style:style style:name="P4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3.941cm" svg:height="1.692cm" svg:x="1cm" svg:y="8.308cm">
          <draw:image xlink:href="Pictures/100000010000009500000040D3D9D302.png" xlink:type="simple" xlink:show="embed" xlink:actuate="onLoad" draw:mime-type="image/png">
            <text:p/>
          </draw:image>
        </draw:frame>
        <draw:frame draw:style-name="gr1" draw:text-style-name="P1" draw:layer="layout" svg:width="4.973cm" svg:height="2.804cm" svg:x="11.5cm" svg:y="8cm">
          <draw:image xlink:href="Pictures/10000001000000BC0000006ACD7B86FA.png" xlink:type="simple" xlink:show="embed" xlink:actuate="onLoad" draw:mime-type="image/png">
            <text:p/>
          </draw:image>
        </draw:frame>
        <draw:frame draw:style-name="gr2" draw:text-style-name="P1" xml:id="id1" draw:id="id1" draw:layer="layout" svg:width="4.499cm" svg:height="1.5cm" svg:x="11.501cm" svg:y="4cm">
          <draw:image xlink:href="Pictures/10000001000000B600000043D4F8F5C3.png" xlink:type="simple" xlink:show="embed" xlink:actuate="onLoad" draw:mime-type="image/png">
            <text:p/>
          </draw:image>
        </draw:frame>
        <draw:frame draw:style-name="gr3" draw:text-style-name="P1" draw:layer="layout" svg:width="4.814cm" svg:height="1.499cm" svg:x="20.5cm" svg:y="4cm">
          <draw:image xlink:href="Pictures/10000001000000B600000043CBD1DEAD.png" xlink:type="simple" xlink:show="embed" xlink:actuate="onLoad" draw:mime-type="image/png">
            <text:p/>
          </draw:image>
        </draw:frame>
        <draw:connector draw:style-name="gr4" draw:text-style-name="P2" draw:layer="layout" draw:type="line" svg:x1="5.38cm" svg:y1="9.359cm" svg:x2="10.431cm" svg:y2="9.381cm" svg:d="M5380 9359l5051 22" svg:viewBox="0 0 5052 23">
          <text:p/>
        </draw:connector>
        <draw:connector draw:style-name="gr4" draw:text-style-name="P2" draw:layer="layout" draw:type="line" svg:x1="13.754cm" svg:y1="7.675cm" svg:x2="13.75cm" svg:y2="5.5cm" draw:end-shape="id1" draw:end-glue-point="2" svg:d="M13754 7675l-4-2175" svg:viewBox="0 0 5 2176">
          <text:p/>
        </draw:connector>
        <draw:connector draw:style-name="gr4" draw:text-style-name="P2" draw:layer="layout" draw:type="line" svg:x1="16.247cm" svg:y1="4.701cm" svg:x2="20.227cm" svg:y2="4.68cm" svg:d="M16247 4701l3980-21" svg:viewBox="0 0 3981 22">
          <text:p/>
        </draw:connector>
        <draw:frame draw:style-name="gr5" draw:text-style-name="P4" draw:layer="layout" svg:width="3cm" svg:height="0.962cm" svg:x="6.5cm" svg:y="8.038cm">
          <draw:text-box>
            <text:p text:style-name="P3"><text:span text:style-name="T1">Produtor</text:span></text:p>
          </draw:text-box>
        </draw:frame>
        <draw:frame draw:style-name="gr5" draw:text-style-name="P5" draw:layer="layout" svg:width="4cm" svg:height="0.962cm" svg:x="14cm" svg:y="6.038cm">
          <draw:text-box>
            <text:p><text:span text:style-name="T1">Consumidor</text:span></text:p>
          </draw:text-box>
        </draw:frame>
        <draw:frame draw:style-name="gr5" draw:text-style-name="P5" draw:layer="layout" svg:width="4cm" svg:height="0.962cm" svg:x="16cm" svg:y="3.038cm">
          <draw:text-box>
            <text:p><text:span text:style-name="T1">Visualizaçã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2:51:35.177264155</meta:creation-date>
    <dc:date>2025-02-16T13:06:02.422292964</dc:date>
    <meta:editing-duration>PT8M12S</meta:editing-duration>
    <meta:editing-cycles>2</meta:editing-cycles>
    <meta:generator>LibreOffice/24.8.4.2$Linux_X86_64 LibreOffice_project/480$Build-2</meta:generator>
    <meta:document-statistic meta:object-count="33"/>
  </office:meta>
</office:document-meta>
</file>